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924" officeooo:paragraph-rsid="0007a924"/>
    </style:style>
    <style:style style:name="P2" style:family="paragraph" style:parent-style-name="Standard" style:list-style-name="L1">
      <style:text-properties officeooo:rsid="0007a924" officeooo:paragraph-rsid="0007a924"/>
    </style:style>
    <style:style style:name="P3" style:family="paragraph" style:parent-style-name="Standard" style:list-style-name="L2">
      <style:text-properties officeooo:rsid="0007a924" officeooo:paragraph-rsid="0007a924"/>
    </style:style>
    <style:style style:name="P4" style:family="paragraph" style:parent-style-name="Standard" style:list-style-name="L3">
      <style:text-properties officeooo:rsid="0007a924" officeooo:paragraph-rsid="0007a924"/>
    </style:style>
    <style:style style:name="P5" style:family="paragraph" style:parent-style-name="Standard" style:list-style-name="L4">
      <style:text-properties officeooo:rsid="0007a924" officeooo:paragraph-rsid="0007a924"/>
    </style:style>
    <style:style style:name="P6" style:family="paragraph" style:parent-style-name="Standard" style:list-style-name="L5">
      <style:text-properties officeooo:rsid="0007a924" officeooo:paragraph-rsid="0007a924"/>
    </style:style>
    <style:style style:name="P7" style:family="paragraph" style:parent-style-name="Standard">
      <style:text-properties officeooo:rsid="0007e616" officeooo:paragraph-rsid="0007e616"/>
    </style:style>
    <style:style style:name="P8" style:family="paragraph" style:parent-style-name="Standard">
      <style:text-properties officeooo:rsid="0007e616" officeooo:paragraph-rsid="000a415e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7a924" officeooo:paragraph-rsid="0007a924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a924" officeooo:paragraph-rsid="0007a924" style:font-size-asian="18pt" style:font-weight-asian="bold" style:font-size-complex="18pt" style:font-weight-complex="bold"/>
    </style:style>
    <style:style style:name="P11" style:family="paragraph" style:parent-style-name="Standard">
      <style:text-properties fo:language="fr" fo:country="FR" officeooo:rsid="000be081" officeooo:paragraph-rsid="000be081"/>
    </style:style>
    <style:style style:name="P12" style:family="paragraph" style:parent-style-name="Standard" style:list-style-name="L5">
      <style:text-properties fo:language="fr" fo:country="FR" officeooo:rsid="000be081" officeooo:paragraph-rsid="000be081"/>
    </style:style>
    <style:style style:name="P13" style:family="paragraph" style:parent-style-name="Standard" style:list-style-name="L6">
      <style:text-properties fo:language="fr" fo:country="FR" officeooo:rsid="000c869d" officeooo:paragraph-rsid="000c869d"/>
    </style:style>
    <style:style style:name="P14" style:family="paragraph" style:parent-style-name="Standard">
      <style:text-properties fo:language="fr" fo:country="FR" officeooo:rsid="000c869d" officeooo:paragraph-rsid="000c869d"/>
    </style:style>
    <style:style style:name="P15" style:family="paragraph" style:parent-style-name="Standard">
      <style:text-properties fo:language="fr" fo:country="FR" officeooo:rsid="000dafad" officeooo:paragraph-rsid="000dafad"/>
    </style:style>
    <style:style style:name="P16" style:family="paragraph" style:parent-style-name="Standard">
      <style:text-properties fo:language="fr" fo:country="FR" officeooo:rsid="000db7ac" officeooo:paragraph-rsid="000db7ac"/>
    </style:style>
    <style:style style:name="P17" style:family="paragraph" style:parent-style-name="Standard" style:list-style-name="L7">
      <style:text-properties officeooo:paragraph-rsid="000be081"/>
    </style:style>
    <style:style style:name="P18" style:family="paragraph" style:parent-style-name="Standard">
      <style:text-properties officeooo:paragraph-rsid="000be081"/>
    </style:style>
    <style:style style:name="P19" style:family="paragraph" style:parent-style-name="Standard" style:list-style-name="L1">
      <style:text-properties officeooo:rsid="000c869d" officeooo:paragraph-rsid="000c869d"/>
    </style:style>
    <style:style style:name="T1" style:family="text">
      <style:text-properties officeooo:rsid="0007e616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7e616"/>
    </style:style>
    <style:style style:name="T4" style:family="text">
      <style:text-properties fo:language="fr" fo:country="FR" officeooo:rsid="000a415e"/>
    </style:style>
    <style:style style:name="T5" style:family="text">
      <style:text-properties fo:language="fr" fo:country="FR" officeooo:rsid="000be081"/>
    </style:style>
    <style:style style:name="T6" style:family="text">
      <style:text-properties fo:language="fr" fo:country="FR" officeooo:rsid="000c869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ouer un livre</text:p>
      <text:p text:style-name="P9"/>
      <text:p text:style-name="P1">Description :</text:p>
      <text:p text:style-name="P1">Un membre de l’université doit pouvoir emprunter un livre à la bibliothèque. <text:span text:style-name="T6">La location lui est accordé selon la disponibilité.</text:span></text:p>
      <text:p text:style-name="P7"/>
      <text:p text:style-name="P8"><text:span text:style-name="T4">Pré-conditions : </text:span></text:p>
      <text:list xml:id="list1604335130" text:style-name="L6">
        <text:list-item>
          <text:p text:style-name="P13">verification du status de membre</text:p>
        </text:list-item>
      </text:list>
      <text:p text:style-name="P8"/>
      <text:p text:style-name="P11">Post-conditions :</text:p>
      <text:list xml:id="list871039889" text:style-name="L7">
        <text:list-item>
          <text:p text:style-name="P17"><text:span text:style-name="T5">/</text:span></text:p>
        </text:list-item>
      </text:list>
      <text:p text:style-name="P18"><text:span text:style-name="T5"/></text:p>
      <text:p text:style-name="P7"/>
      <text:p text:style-name="P1">Acteurs<text:span text:style-name="T3"> </text:span>:</text:p>
      <text:list xml:id="list1740027212" text:style-name="L5">
        <text:list-item>
          <text:p text:style-name="P6">système <text:span text:style-name="T5">universitaire</text:span>.</text:p>
        </text:list-item>
        <text:list-item>
          <text:p text:style-name="P6">membre</text:p>
        </text:list-item>
        <text:list-item>
          <text:p text:style-name="P12">personnel</text:p>
        </text:list-item>
        <text:list-item>
          <text:p text:style-name="P12">bibliothécaire</text:p>
        </text:list-item>
      </text:list>
      <text:p text:style-name="P1"/>
      <text:p text:style-name="P1">Best case scenario :</text:p>
      <text:p text:style-name="P14">pré-conditions :</text:p>
      <text:p text:style-name="P14">-peut encore emprunter le nombre de livre souhaité (3max en meme temps)</text:p>
      <text:p text:style-name="P14">-ne pas etre ban</text:p>
      <text:p text:style-name="P14">post-conditions :</text:p>
      <text:p text:style-name="P14">-inventaire mis à jour</text:p>
      <text:p text:style-name="P14">-données de l’emprunteur mis à jour</text:p>
      <text:p text:style-name="P14">séquence :</text:p>
      <text:list xml:id="list967284964" text:style-name="L1">
        <text:list-item>
          <text:p text:style-name="P2"><text:span text:style-name="T6">emprunteur </text:span>d<text:span text:style-name="T6">emande</text:span> un livre <text:span text:style-name="T6">à la bibliothécaire</text:span></text:p>
        </text:list-item>
        <text:list-item>
          <text:p text:style-name="P19"><text:span text:style-name="T2">biblio vérifie la disponibilité</text:span></text:p>
        </text:list-item>
        <text:list-item>
          <text:p text:style-name="P19"><text:span text:style-name="T2">biblio va chercher le livre</text:span></text:p>
        </text:list-item>
        <text:list-item>
          <text:p text:style-name="P19"><text:span text:style-name="T2">biblio verifie les données de l’emprunteur</text:span></text:p>
        </text:list-item>
        <text:list-item>
          <text:p text:style-name="P19"><text:span text:style-name="T2">emprunteur récupère le livre</text:span></text:p>
        </text:list-item>
        <text:list-item>
          <text:p text:style-name="P19"><text:span text:style-name="T2">biblio met à jour l’inventaire</text:span></text:p>
        </text:list-item>
        <text:list-item>
          <text:p text:style-name="P19"><text:span text:style-name="T2">biblio met à jour les données de l’emprunteur</text:span></text:p>
        </text:list-item>
      </text:list>
      <text:p text:style-name="P1"/>
      <text:p text:style-name="P15">Scénario 1 :</text:p>
      <text:p text:style-name="P15">pré-conditions :</text:p>
      <text:p text:style-name="P15">-trop de livres empruntés</text:p>
      <text:p text:style-name="P15">post-condition :</text:p>
      <text:p text:style-name="P15">-/</text:p>
      <text:p text:style-name="P15">séquence :</text:p>
      <text:p text:style-name="P16">emprunteur demande livre à la bibliothèquebibilio vérifie la disponibilitébiblio vérifie les données</text:p>
      <text:p text:style-name="P16">rejet de la demande</text:p>
      <text:p text:style-name="P1">Scénario alternatif 1 :</text:p>
      <text:list xml:id="list814159427" text:style-name="L2">
        <text:list-item>
          <text:p text:style-name="P3">le membre veut louer un livre qui n’est pas dans la base de donnés</text:p>
        </text:list-item>
        <text:list-item>
          <text:p text:style-name="P3">le système lui indique que le livre ne fait pas partie du catlogue de la bibliothèque <text:span text:style-name="T1">et lui demande s’il veut introduire une rerquète d’acquisition du livre par la bibliothèque.</text:span></text:p>
        </text:list-item>
      </text:list>
      <text:p text:style-name="P1"/>
      <text:p text:style-name="P1">Scénario alternatif 2 :</text:p>
      <text:list xml:id="list472385238" text:style-name="L3">
        <text:list-item>
          <text:p text:style-name="P4">Le <text:s/>membre veut louer un livre déjà emprunté.</text:p>
        </text:list-item>
        <text:list-item>
          <text:p text:style-name="P4"><text:soft-page-break/>Le système lui indique que le livre n’est pas disponible pour le moment. Et lui communique la date de retour attendue.</text:p>
        </text:list-item>
      </text:list>
      <text:p text:style-name="P1"/>
      <text:p text:style-name="P1">Scénario alternatif 3 :</text:p>
      <text:list xml:id="list3228752427" text:style-name="L4">
        <text:list-item>
          <text:p text:style-name="P5">Le membre ne peut pas payer.</text:p>
        </text:list-item>
        <text:list-item>
          <text:p text:style-name="P5">Le système lui indique que le location n’est pas possible sans payer le prix de location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5:16:43.730000000</meta:creation-date>
    <dc:date>2022-07-08T16:02:09.684000000</dc:date>
    <meta:editing-duration>PT12M52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4" meta:word-count="273" meta:character-count="1551" meta:non-whitespace-character-count="1339"/>
  </office:meta>
</office:document-meta>
</file>